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17a2"/>
    </style:style>
    <style:style style:name="T1" style:family="text">
      <style:text-properties officeooo:rsid="000017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y initial idea was much like AirBnB but focused mainly on finding office venues for startups. I soon scrapped the idea because it just felt like a </text:span>copy <text:span text:style-name="T1">of the</text:span> original idea of Airbnb <text:span text:style-name="T1">with a few extra new features added</text:span>. </text:p>
      <text:p text:style-name="P1"/>
      <text:p text:style-name="P1"><text:span text:style-name="T1">I felt that a good marketplace idea </text:span>needs to be unique and has to help with real-time problems that <text:span text:style-name="T1">a </text:span><text:s/>target audience faces. <text:span text:style-name="T1">Lo’ and behold, </text:span><text:a xlink:type="simple" xlink:href="http://www.Skydivegear.com.au/" text:style-name="Internet_20_link" text:visited-style-name="Visited_20_Internet_20_Link"><text:span text:style-name="T1">www.Skydivegear.com.au</text:span></text:a><text:span text:style-name="T1">.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13:00:24.334809022</meta:creation-date>
    <meta:generator>LibreOffice/6.0.7.3$Linux_X86_64 LibreOffice_project/00m0$Build-3</meta:generator>
    <dc:date>2019-10-27T13:05:32.050610455</dc:date>
    <meta:editing-duration>PT5M9S</meta:editing-duration>
    <meta:editing-cycles>1</meta:editing-cycles>
    <meta:document-statistic meta:table-count="0" meta:image-count="0" meta:object-count="0" meta:page-count="1" meta:paragraph-count="2" meta:word-count="68" meta:character-count="386" meta:non-whitespace-character-count="318"/>
  </office:meta>
</office:document-meta>
</file>